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0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e22e5" officeooo:paragraph-rsid="001e22e5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 style:writing-mode="lr-tb"/>
      <style:text-properties style:font-name="Times New Roman" officeooo:rsid="00151a14" officeooo:paragraph-rsid="00151a14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014a6" officeooo:paragraph-rsid="002014a6"/>
    </style:style>
    <style:style style:name="P2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P25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6" style:family="paragraph" style:parent-style-name="Standard" style:list-style-name="L8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8374c"/>
    </style:style>
    <style:style style:name="P28" style:family="paragraph" style:parent-style-name="Standard" style:list-style-name="L9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9f22e"/>
    </style:style>
    <style:style style:name="P2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03cff" officeooo:paragraph-rsid="00203cff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style:style style:name="T7" style:family="text">
      <style:text-properties officeooo:rsid="00146366"/>
    </style:style>
    <style:style style:name="T8" style:family="text">
      <style:text-properties officeooo:rsid="00151a14"/>
    </style:style>
    <style:style style:name="T9" style:family="text">
      <style:text-properties officeooo:rsid="0019f22e"/>
    </style:style>
    <style:style style:name="T10" style:family="text">
      <style:text-properties officeooo:rsid="000e6eba"/>
    </style:style>
    <style:style style:name="T11" style:family="text">
      <style:text-properties officeooo:rsid="001a5922"/>
    </style:style>
    <style:style style:name="T12" style:family="text">
      <style:text-properties officeooo:rsid="001c611e"/>
    </style:style>
    <style:style style:name="T13" style:family="text">
      <style:text-properties officeooo:rsid="001e22e5"/>
    </style:style>
    <style:style style:name="T14" style:family="text">
      <style:text-properties officeooo:rsid="002014a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Writrating</text:span> API</text:p>
      <text:p text:style-name="P1"/>
      <text:p text:style-name="P1"/>
      <text:list xml:id="list4189287610" text:style-name="L1">
        <text:list-item>
          <text:p text:style-name="P2">Version1:</text:p>
          <text:list>
            <text:list-item>
              <text:p text:style-name="P2">Base domain name:</text:p>
              <text:list>
                <text:list-item>
                  <text:p text:style-name="P2">Primary: api.domainName/v1/</text:p>
                </text:list-item>
                <text:list-item>
                  <text:p text:style-name="P2">Secondary: domainName/api/v1/ </text:p>
                </text:list-item>
              </text:list>
            </text:list-item>
            <text:list-item>
              <text:p text:style-name="P2">Parts:</text:p>
              <text:list>
                <text:list-item>
                  <text:p text:style-name="P2">Devices:</text:p>
                  <text:list>
                    <text:list-item>
                      <text:p text:style-name="P2">List of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pecific device detail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&lt;string:slug&gt;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dd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add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2"><text:soft-page-break/>URL:</text:p>
                          <text:list>
                            <text:list-item>
                              <text:p text:style-name="P2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432244585100" text:continue-list="list418928761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s:</text:p>
                          <text:list>
                            <text:list-item>
                              <text:p text:style-name="P2">DELETE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eck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433942860746" text:continue-list="list14243224458510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Validator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Blogs:</text:p>
                  <text:list>
                    <text:list-item>
                      <text:p text:style-name="P13">List <text:span text:style-name="T2">of blogs</text:span>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15">ApiBaseDomainName/blogs/list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15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5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oft-page-break/>Specific blogs details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&lt;string:slug&gt;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Add blog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add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Edit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432382144565" text:continue-list="list14243394286074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Delete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433422154769" text:continue-list="list14243238214456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DELETE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heck blogs:</text:p>
                      <text:list>
                        <text:list-item>
                          <text:p text:style-name="P15"><text:soft-page-break/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434032925071" text:continue-list="list14243342215476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Reviews:</text:p>
                  <text:list>
                    <text:list-item>
                      <text:p text:style-name="P7">List of reviews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lis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pecific review’s data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add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<text:soft-page-break/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ATCH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DELETE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User Interactions:</text:p>
                  <text:list>
                    <text:list-item>
                      <text:p text:style-name="P8">Compare devices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Commenting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<text:soft-page-break/>ApiBaseDomainName/interactions/comment/</text:p>
                            </text:list-item>
                          </text:list>
                        </text:list-item>
                        <text:list-item>
                          <text:p text:style-name="P16">Method<text:span text:style-name="T4">s</text:span>:</text:p>
                          <text:list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Reporting system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reports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POST</text:p>
                            </text:list-item>
                            <text:list-item>
                              <text:p text:style-name="P12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<text:span text:style-name="T13">can POST data</text:span></text:p>
                            </text:list-item>
                            <text:list-item>
                              <text:p text:style-name="P12">Only validators and superusers can GET all data</text:p>
                            </text:list-item>
                            <text:list-item>
                              <text:p text:style-name="P12">Owners can get their response (GE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<text:span text:style-name="T7">List of all </text:span><text:span text:style-name="T13">devices names</text:span>:</text:p>
                      <text:list>
                        <text:list-item>
                          <text:p text:style-name="P20">URL:</text:p>
                          <text:list>
                            <text:list-item>
                              <text:p text:style-name="P20">ApiBaseDomainName/interactions/<text:span text:style-name="T8">names</text:span>/</text:p>
                            </text:list-item>
                          </text:list>
                        </text:list-item>
                        <text:list-item>
                          <text:p text:style-name="P21">Method:</text:p>
                          <text:list>
                            <text:list-item>
                              <text:p text:style-name="P21">GE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Everyone has access to GET da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sers:</text:p>
                  <text:list>
                    <text:list-item>
                      <text:p text:style-name="P22">Profile:</text:p>
                      <text:list>
                        <text:list-item>
                          <text:p text:style-name="P22">URL:</text:p>
                          <text:list>
                            <text:list-item>
                              <text:p text:style-name="P22">ApiBaseDomainName/accounts/profile/&lt;<text:span text:style-name="T5">string:username&gt;/</text:span></text:p>
                            </text:list-item>
                          </text:list>
                        </text:list-item>
                        <text:list-item>
                          <text:p text:style-name="P22">Methods:</text:p>
                          <text:list>
                            <text:list-item>
                              <text:p text:style-name="P22">GET</text:p>
                            </text:list-item>
                            <text:list-item>
                              <text:p text:style-name="P23">PATCH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All logged in users can see profile(GET, <text:span text:style-name="T11">and </text:span><text:span text:style-name="T14">PATCH</text:span>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ign-up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<text:soft-page-break/>ApiBaseDomainName/accounts/sign-up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in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in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ou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ou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accoun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delete-accoun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9">DELETE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Change password:</text:p>
                      <text:list>
                        <text:list-item>
                          <text:p text:style-name="P2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ApiBaseDomainName/accounts/change-password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432541875636" text:continue-list="list14243403292507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Method:</text:p>
                          <text:list>
                            <text:list-item>
                              <text:p text:style-name="P24">POST</text:p>
                            </text:list-item>
                          </text:list>
                        </text:list-item>
                        <text:list-item>
                          <text:p text:style-name="P24">Permissions:</text:p>
                          <text:list>
                            <text:list-item>
                              <text:p text:style-name="P24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<text:soft-page-break/><text:s/>Password recovery:</text:p>
                      <text:list>
                        <text:list-item>
                          <text:p text:style-name="P2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6">ApiBaseDomainName/accounts/password-recovery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433227976004" text:continue-list="list14243254187563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Method:</text:p>
                          <text:list>
                            <text:list-item>
                              <text:p text:style-name="P24">POST</text:p>
                            </text:list-item>
                          </text:list>
                        </text:list-item>
                        <text:list-item>
                          <text:p text:style-name="P24">Permissions:</text:p>
                          <text:list>
                            <text:list-item>
                              <text:p text:style-name="P24">Everyone can recover their password</text:p>
                              <text:p text:style-name="P24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<text:span text:style-name="T9">Password recovery verification</text:span>:</text:p>
                      <text:list>
                        <text:list-item>
                          <text:p text:style-name="P27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8">ApiBaseDomainName/accounts/password-recovery/<text:span text:style-name="T10">&lt;</text:span><text:span text:style-name="T9">string:email&gt;/</text:span>&lt;int:code&gt;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243322797600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Method:</text:p>
                          <text:list>
                            <text:list-item>
                              <text:p text:style-name="P27">POST</text:p>
                            </text:list-item>
                          </text:list>
                        </text:list-item>
                        <text:list-item>
                          <text:p text:style-name="P27">Permissions:</text:p>
                          <text:list>
                            <text:list-item>
                              <text:p text:style-name="P27">Everyo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5-01-12T14:22:57.942000000</dc:date>
    <meta:editing-duration>PT7H26M54S</meta:editing-duration>
    <meta:editing-cycles>24</meta:editing-cycles>
    <meta:generator>LibreOffice/7.6.0.3$Windows_X86_64 LibreOffice_project/69edd8b8ebc41d00b4de3915dc82f8f0fc3b6265</meta:generator>
    <meta:print-date>2025-01-12T14:23:07.321000000</meta:print-date>
    <meta:printed-by>PDF files</meta:printed-by>
    <meta:document-statistic meta:table-count="0" meta:image-count="0" meta:object-count="0" meta:page-count="8" meta:paragraph-count="241" meta:word-count="620" meta:character-count="3846" meta:non-whitespace-character-count="3704"/>
  </office:meta>
</office:document-meta>
</file>